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paragraph-rsid="001ee41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f7d6a" officeooo:paragraph-rsid="001f7d6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220e9d" officeooo:paragraph-rsid="00220e9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paragraph-rsid="001f7d6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227e8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227e82" officeooo:paragraph-rsid="00227e8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rsid="00278d69" officeooo:paragraph-rsid="00278d6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28f1f0" officeooo:paragraph-rsid="0028f1f0" style:font-size-asian="14pt" style:font-size-complex="14pt"/>
    </style:style>
    <style:style style:name="T1" style:family="text">
      <style:text-properties officeooo:rsid="00220e9d"/>
    </style:style>
    <style:style style:name="T2" style:family="text">
      <style:text-properties officeooo:rsid="00227e82"/>
    </style:style>
    <style:style style:name="T3" style:family="text">
      <style:text-properties officeooo:rsid="00278d69"/>
    </style:style>
    <style:style style:name="T4" style:family="text">
      <style:text-properties officeooo:rsid="0028f3ff"/>
    </style:style>
    <style:style style:name="T5" style:family="text">
      <style:text-properties officeooo:rsid="0029e248"/>
    </style:style>
    <style:style style:name="T6" style:family="text">
      <style:text-properties officeooo:rsid="002a2b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(1,0 ponto) Explique o conflito existente entre os conceitos do modelo de banco de dados relacional e do modelo de programação orientada a objetos. Dê alguns exemplos destes conflitos.</text:p>
      <text:p text:style-name="P2"/>
      <text:p text:style-name="P2">R: O conflito existe por haver uma diferença entre a representação dos dados no modelo relacional em comparação ao modelo orientado a objetos.</text:p>
      <text:p text:style-name="P2">O modelo relacional, como sabemos, se baseia na ideia do armazenamento de dados em linhas, colunas, que possuem relacionamentos com outras tabelas.</text:p>
      <text:p text:style-name="P2">Por outro lado, o modelo orientado a objetos possui, além dos atributos, métodos para manipular informações, <text:span text:style-name="T1">tornando-o mais complexo o processo de persistência de dados.</text:span></text:p>
      <text:p text:style-name="P2"/>
      <text:p text:style-name="P3">Conflitos : </text:p>
      <text:p text:style-name="P3">Representação de dados: O modelo de banco de dados relacional requer que os dados sejam armazenados em tabelas com um esquema fixo. Na programação orientada a objetos, os dados são representados em objetos que podem ser modificados dinamicamente. Essa diferença pode levar a problemas quando se tenta mapear uma tabela de banco de dados para um objeto em um programa orientado a objetos.</text:p>
      <text:p text:style-name="P3"/>
      <text:p text:style-name="P3">Relacionamentos: No modelo relacional, utilizamos chaves estrangeiras para relacionar tabelas. No modelo orientado a objetos, utilizamos a referência dos objetos como forma de relacionamento. Ou seja, isso pode ocasionar algum tipo de problema na construção de relacionamentos mais complexos.</text:p>
      <text:p text:style-name="P3"/>
      <text:p text:style-name="P3"/>
      <text:p text:style-name="P5"/>
      <text:p text:style-name="P4">2. (1,0 ponto) Cite duas funcionalidades de uma aplicação em que seria possível usar a persistência poliglota. Por exemplo: para a funcionalidade A seria mais interessante usar um banco de dados relacional, já para a funcionalidade B o ideal seria usar um banco de dados orientado a documentos. Justifique por que as funcionalidades mencionadas devem ser associadas aos modelos de banco de dados definidos.</text:p>
      <text:p text:style-name="P7"/>
      <text:p text:style-name="P7">R: Persistência Poliglota : é uma técnica que permite a utilização de múltiplos modelos de banco de dados em uma mesma aplicação. Isso é interessante porque aproveita as vantagens de cada modelo para cada funcionalidade específica.</text:p>
      <text:p text:style-name="P7"/>
      <text:p text:style-name="P7"/>
      <text:p text:style-name="P6"><text:span text:style-name="T2">Exemplo: </text:span><text:span text:style-name="T3">Em um sistema de gerenciamento de produtos, pode ser interessante o uso de um banco de dados relacional para armazenar uma série de informações mais estruturas e bem definidas, como nome do produto, tipo, valor e etc.</text:span></text:p>
      <text:p text:style-name="P8"><text:soft-page-break/>Em uma segunda funcionalidade, podemos utilizar um MongoDB, que é do tipo documento, para armazenar um grande volume de dados referente a vendas.</text:p>
      <text:p text:style-name="P6"/>
      <text:p text:style-name="P6"/>
      <text:p text:style-name="P6"/>
      <text:p text:style-name="P4">3. (1,0 ponto) Explique com suas palavras o que é mapeamento objeto relacional e por que ele é necessário em aplicações orientadas a objetos baseadas em bancos de dados relacionais. Existe algo similar para bancos de dados orientados a documentos?</text:p>
      <text:p text:style-name="P9"/>
      <text:p text:style-name="P9">R: Mapeamento Objeto Relacional, ou ORM, é uma técnica utilizada em aplicações POO visando mapear objetos e, posteriormente, convertê-los para uma tabela definida em um banco de dados relacional. <text:s/>Em bancos de dados or<text:span text:style-name="T4">ientados a documentos, o equivalente seria o ODM (Mapeamento de Documentos Orientado a Objetos). Afinal, ele trabalha com representações do objeto no formado JSON.</text:span></text:p>
      <text:p text:style-name="P4"/>
      <text:p text:style-name="P4"/>
      <text:p text:style-name="P4"/>
      <text:p text:style-name="P4">4. (1,0 ponto) Considerando o conceito de unicidade dos objetos, por que é importante não usar atributos ligados ao domínio de negócio nas chaves primárias das tabelas? Por que o uso de chaves compostas em tabelas também não é recomendado?</text:p>
      <text:p text:style-name="P4"/>
      <text:p text:style-name="P4"><text:span text:style-name="T5">R: </text:span>Usar atributos do negócio como chaves primárias pode dar ruim! Pode gerar problemas com a integridade dos dados e referências em outras tabelas. Chaves compostas também não são a melhor opção, porque complicam o gerenciamento do banco de dados. A melhor opção é usar uma chave simples e única que não tenha nada a ver com o negócio e que não seja composta por mais de um atributo. Assim, a gente garante que os objetos no banco de dados são únicos.</text:p>
      <text:p text:style-name="P4"/>
      <text:p text:style-name="P4"/>
      <text:p text:style-name="P4"/>
      <text:p text:style-name="P4">5. (5,0 pontos) Desenhe um diagrama de classes e um diagrama entidade-relacionamento para representar cada técnica listada a seguir, as quais são usadas para mapear relacionamentos de modelos de objetos para bancos de dados. Obs.: Use classes diferentes das apresentadas nos exemplos da aula. O diagrama de classes não precisa conter métodos, apenas atributos.</text:p>
      <text:p text:style-name="P4">a) Foreign Key Mapping – Associação (duas classes são mapeadas para duas tabelas) </text:p>
      <text:p text:style-name="P4"/>
      <text:p text:style-name="P4">b) Foreign Key Mapping – Composição (duas classes são mapeadas para duas tabelas) </text:p>
      <text:p text:style-name="P4"><text:soft-page-break/></text:p>
      <text:p text:style-name="P4">c) Association Table Mapping – Agregação (duas classes são mapeadas para três tabelas)</text:p>
      <text:p text:style-name="P4"/>
      <text:p text:style-name="P4">d) Association Table Mapping – Agregação (três classes são mapeadas para três tabelas)</text:p>
      <text:p text:style-name="P4"/>
      <text:p text:style-name="P4">e) Single Table Inheritance (três classes são mapeadas para uma tabela) </text:p>
      <text:p text:style-name="P4"/>
      <text:p text:style-name="P4">f) Concrete Table Inheritance (três classes são mapeadas para duas tabelas) </text:p>
      <text:p text:style-name="P4"/>
      <text:p text:style-name="P4">g) Class Table Inheritance (três classes são mapeadas para três tabelas) </text:p>
      <text:p text:style-name="P4"/>
      <text:p text:style-name="P4"/>
      <text:p text:style-name="P4"/>
      <text:p text:style-name="P4">6. (1,0 ponto) Explique com suas palavras como funciona a técnica Lazy Initialization, ressaltando qual é a vantagem de usá-la.</text:p>
      <text:p text:style-name="P4"/>
      <text:p text:style-name="P4"><text:span text:style-name="T6">R:</text:span>Técnica Lazy Initialization é uma estratégia útil para adiar a inicialização de objetos até o momento em que são realmente necessários, economizando recursos computacionais e melhorando o desempenho da aplicaçã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22:37:35.425000000</meta:creation-date>
    <dc:date>2023-05-02T16:58:03.519000000</dc:date>
    <meta:editing-duration>PT1H33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25" meta:word-count="769" meta:character-count="4921" meta:non-whitespace-character-count="4166"/>
  </office:meta>
</office:document-meta>
</file>